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31"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32"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33"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34"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35"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36"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37"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38"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39"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40"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41"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42"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43"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44"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45" style:family="paragraph" style:parent-style-name="Standard">
      <style:text-properties officeooo:rsid="002e5fe6" officeooo:paragraph-rsid="002f8b7d"/>
    </style:style>
    <style:style style:name="P146" style:family="paragraph" style:parent-style-name="Standard">
      <style:text-properties officeooo:rsid="0031df64" officeooo:paragraph-rsid="0031df64"/>
    </style:style>
    <style:style style:name="P147" style:family="paragraph" style:parent-style-name="Standard">
      <style:paragraph-properties style:line-height-at-least="0.503cm"/>
      <style:text-properties fo:color="#d4d4d4" style:font-name="Droid Sans Mono" fo:font-size="10.5pt" fo:font-weight="normal" fo:background-color="#1e1e1e"/>
    </style:style>
    <style:style style:name="P148" style:family="paragraph" style:parent-style-name="Standard">
      <style:text-properties officeooo:rsid="0032a402" officeooo:paragraph-rsid="0032a402"/>
    </style:style>
    <style:style style:name="P149" style:family="paragraph" style:parent-style-name="Standard">
      <style:text-properties officeooo:rsid="0032a402" officeooo:paragraph-rsid="0038a229"/>
    </style:style>
    <style:style style:name="P150" style:family="paragraph" style:parent-style-name="Standard">
      <style:text-properties officeooo:rsid="003475ec" officeooo:paragraph-rsid="003475ec"/>
    </style:style>
    <style:style style:name="P151" style:family="paragraph" style:parent-style-name="Standard">
      <style:text-properties officeooo:rsid="003a849e" officeooo:paragraph-rsid="003a849e"/>
    </style:style>
    <style:style style:name="P152" style:family="paragraph" style:parent-style-name="Standard">
      <style:text-properties officeooo:rsid="00427ead" officeooo:paragraph-rsid="00427ead"/>
    </style:style>
    <style:style style:name="P153" style:family="paragraph" style:parent-style-name="Standard">
      <style:paragraph-properties style:line-height-at-least="0.503cm"/>
      <style:text-properties fo:color="#6a9955" style:font-name="Droid Sans Mono" fo:font-size="10.5pt" fo:font-weight="normal" fo:background-color="#1e1e1e"/>
    </style:style>
    <style:style style:name="P154" style:family="paragraph" style:parent-style-name="Standard">
      <style:text-properties officeooo:rsid="004beb84" officeooo:paragraph-rsid="004beb84"/>
    </style:style>
    <style:style style:name="P155" style:family="paragraph" style:parent-style-name="Standard">
      <style:text-properties officeooo:rsid="002bcf1a" officeooo:paragraph-rsid="0029b103"/>
    </style:style>
    <style:style style:name="P156" style:family="paragraph" style:parent-style-name="Standard">
      <style:text-properties officeooo:paragraph-rsid="00571296"/>
    </style:style>
    <style:style style:name="P157" style:family="paragraph" style:parent-style-name="Standard">
      <style:text-properties officeooo:paragraph-rsid="00af4e03"/>
    </style:style>
    <style:style style:name="P158" style:family="paragraph" style:parent-style-name="Standard">
      <style:text-properties officeooo:rsid="00af7657" officeooo:paragraph-rsid="00af7657"/>
    </style:style>
    <style:style style:name="P159" style:family="paragraph" style:parent-style-name="Standard">
      <style:text-properties officeooo:rsid="00b1f2a4" officeooo:paragraph-rsid="00b1f2a4"/>
    </style:style>
    <style:style style:name="P160" style:family="paragraph" style:parent-style-name="Standard">
      <style:text-properties officeooo:paragraph-rsid="00b5b449"/>
    </style:style>
    <style:style style:name="P161" style:family="paragraph" style:parent-style-name="Standard">
      <style:text-properties officeooo:rsid="00bd92da" officeooo:paragraph-rsid="00bd92da"/>
    </style:style>
    <style:style style:name="P162" style:family="paragraph" style:parent-style-name="Standard">
      <style:text-properties officeooo:rsid="00be133f" officeooo:paragraph-rsid="00be133f"/>
    </style:style>
    <style:style style:name="P163" style:family="paragraph" style:parent-style-name="Standard">
      <style:text-properties officeooo:rsid="00c0ae0c" officeooo:paragraph-rsid="00c0ae0c"/>
    </style:style>
    <style:style style:name="P164" style:family="paragraph" style:parent-style-name="Standard">
      <style:text-properties officeooo:rsid="00c447ae" officeooo:paragraph-rsid="00c447ae"/>
    </style:style>
    <style:style style:name="P165" style:family="paragraph" style:parent-style-name="Standard">
      <style:text-properties officeooo:rsid="00c5fbd6" officeooo:paragraph-rsid="00c5fbd6"/>
    </style:style>
    <style:style style:name="P166" style:family="paragraph" style:parent-style-name="Standard">
      <style:text-properties officeooo:paragraph-rsid="00c7421f"/>
    </style:style>
    <style:style style:name="P167" style:family="paragraph" style:parent-style-name="Standard">
      <style:text-properties officeooo:rsid="00c8a3a3" officeooo:paragraph-rsid="00c8a3a3"/>
    </style:style>
    <style:style style:name="P168" style:family="paragraph" style:parent-style-name="Standard">
      <style:text-properties officeooo:rsid="00c8a3a3" officeooo:paragraph-rsid="00cc753a"/>
    </style:style>
    <style:style style:name="P169" style:family="paragraph" style:parent-style-name="Standard">
      <style:text-properties officeooo:rsid="00cdb221" officeooo:paragraph-rsid="00cdb221"/>
    </style:style>
    <style:style style:name="P170" style:family="paragraph" style:parent-style-name="Standard">
      <style:text-properties officeooo:rsid="00d59428" officeooo:paragraph-rsid="00d59428"/>
    </style:style>
    <style:style style:name="P171" style:family="paragraph" style:parent-style-name="Standard">
      <style:text-properties officeooo:paragraph-rsid="00d59428"/>
    </style:style>
    <style:style style:name="P172" style:family="paragraph" style:parent-style-name="Standard">
      <style:text-properties officeooo:rsid="00fc58d1" officeooo:paragraph-rsid="00fc58d1"/>
    </style:style>
    <style:style style:name="P173" style:family="paragraph" style:parent-style-name="Standard">
      <style:text-properties officeooo:rsid="00fc9595" officeooo:paragraph-rsid="00fcc32f"/>
    </style:style>
    <style:style style:name="P174" style:family="paragraph" style:parent-style-name="Standard">
      <style:text-properties officeooo:paragraph-rsid="01044771"/>
    </style:style>
    <style:style style:name="P175"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7"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178"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79" style:family="paragraph" style:parent-style-name="Standard">
      <style:text-properties officeooo:rsid="0105f50f" officeooo:paragraph-rsid="0105f50f"/>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48" style:family="text">
      <style:text-properties fo:font-variant="normal" fo:text-transform="none" fo:color="#242729" style:font-name="Arial1" fo:font-size="11.25pt" fo:letter-spacing="normal" fo:font-style="normal" fo:font-weight="normal"/>
    </style:style>
    <style:style style:name="T49" style:family="text">
      <style:text-properties fo:font-variant="normal" fo:text-transform="none" fo:color="#242729" style:font-name="Consolas" fo:font-size="9.75pt" fo:letter-spacing="normal" fo:font-style="normal" fo:font-weight="normal" loext:padding="0cm" loext:border="none"/>
    </style:style>
    <style:style style:name="T50" style:family="text">
      <style:text-properties fo:font-variant="normal" fo:text-transform="none" fo:color="#242729" style:font-name="inherit" fo:font-size="11.25pt" fo:letter-spacing="normal" fo:font-style="italic" fo:font-weight="normal" loext:padding="0cm" loext:border="none"/>
    </style:style>
    <style:style style:name="T51"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2" style:family="text">
      <style:text-properties fo:font-variant="normal" fo:text-transform="none" fo:font-size="9.75pt" fo:letter-spacing="normal" fo:font-style="normal" fo:font-weight="normal" fo:background-color="transparent" loext:char-shading-value="0" loext:padding="0cm" loext:border="none"/>
    </style:style>
    <style:style style:name="T53" style:family="text">
      <style:text-properties officeooo:rsid="0029247b"/>
    </style:style>
    <style:style style:name="T54" style:family="text">
      <style:text-properties officeooo:rsid="002c22cd"/>
    </style:style>
    <style:style style:name="T55" style:family="text">
      <style:text-properties officeooo:rsid="002e1d9c"/>
    </style:style>
    <style:style style:name="T56" style:family="text">
      <style:text-properties officeooo:rsid="002f8b7d"/>
    </style:style>
    <style:style style:name="T57" style:family="text">
      <style:text-properties fo:color="#ce9178"/>
    </style:style>
    <style:style style:name="T58" style:family="text">
      <style:text-properties fo:color="#569cd6"/>
    </style:style>
    <style:style style:name="T59" style:family="text">
      <style:text-properties fo:color="#c586c0"/>
    </style:style>
    <style:style style:name="T60" style:family="text">
      <style:text-properties fo:color="#d7ba7d"/>
    </style:style>
    <style:style style:name="T61" style:family="text">
      <style:text-properties fo:color="#b5cea8"/>
    </style:style>
    <style:style style:name="T62" style:family="text">
      <style:text-properties fo:color="#6a9955"/>
    </style:style>
    <style:style style:name="T63" style:family="text">
      <style:text-properties fo:color="#dcdcaa"/>
    </style:style>
    <style:style style:name="T64" style:family="text">
      <style:text-properties officeooo:rsid="00539060"/>
    </style:style>
    <style:style style:name="T65" style:family="text">
      <style:text-properties officeooo:rsid="00552e6e"/>
    </style:style>
    <style:style style:name="T66" style:family="text">
      <style:text-properties officeooo:rsid="00571296"/>
    </style:style>
    <style:style style:name="T67" style:family="text">
      <style:text-properties officeooo:rsid="005a24cd"/>
    </style:style>
    <style:style style:name="T68" style:family="text">
      <style:text-properties officeooo:rsid="00600a4a"/>
    </style:style>
    <style:style style:name="T69" style:family="text">
      <style:text-properties officeooo:rsid="0061b905"/>
    </style:style>
    <style:style style:name="T70" style:family="text">
      <style:text-properties fo:color="#1155cc"/>
    </style:style>
    <style:style style:name="T71" style:family="text">
      <style:text-properties fo:color="#1155cc" style:font-name="Arial"/>
    </style:style>
    <style:style style:name="T72" style:family="text">
      <style:text-properties officeooo:rsid="006b280d"/>
    </style:style>
    <style:style style:name="T73" style:family="text">
      <style:text-properties officeooo:rsid="00694686"/>
    </style:style>
    <style:style style:name="T74" style:family="text">
      <style:text-properties officeooo:rsid="006d646f"/>
    </style:style>
    <style:style style:name="T75" style:family="text">
      <style:text-properties officeooo:rsid="006dc5ff"/>
    </style:style>
    <style:style style:name="T76" style:family="text">
      <style:text-properties officeooo:rsid="006dd5d7"/>
    </style:style>
    <style:style style:name="T77" style:family="text">
      <style:text-properties officeooo:rsid="006e6778"/>
    </style:style>
    <style:style style:name="T78" style:family="text">
      <style:text-properties officeooo:rsid="0070589a"/>
    </style:style>
    <style:style style:name="T79" style:family="text">
      <style:text-properties officeooo:rsid="007179ec"/>
    </style:style>
    <style:style style:name="T80" style:family="text">
      <style:text-properties officeooo:rsid="00762db0"/>
    </style:style>
    <style:style style:name="T81" style:family="text">
      <style:text-properties officeooo:rsid="0077fb5d"/>
    </style:style>
    <style:style style:name="T82" style:family="text">
      <style:text-properties style:font-name="Liberation Serif"/>
    </style:style>
    <style:style style:name="T83" style:family="text">
      <style:text-properties style:font-name="Liberation Serif" officeooo:rsid="007a9085"/>
    </style:style>
    <style:style style:name="T84" style:family="text">
      <style:text-properties style:font-name="Liberation Serif" officeooo:rsid="007f917a"/>
    </style:style>
    <style:style style:name="T85" style:family="text">
      <style:text-properties style:font-name="Liberation Serif" officeooo:rsid="0081c8fe"/>
    </style:style>
    <style:style style:name="T86" style:family="text">
      <style:text-properties style:font-name="Liberation Serif" officeooo:rsid="00821bd9"/>
    </style:style>
    <style:style style:name="T87" style:family="text">
      <style:text-properties style:font-name="Liberation Serif" officeooo:rsid="00840df5"/>
    </style:style>
    <style:style style:name="T88" style:family="text">
      <style:text-properties style:font-name="Liberation Serif" officeooo:rsid="00845801"/>
    </style:style>
    <style:style style:name="T89" style:family="text">
      <style:text-properties style:font-name="Liberation Serif" officeooo:rsid="0087d647"/>
    </style:style>
    <style:style style:name="T90" style:family="text">
      <style:text-properties style:font-name="Liberation Serif" officeooo:rsid="00899930"/>
    </style:style>
    <style:style style:name="T91" style:family="text">
      <style:text-properties officeooo:rsid="0085db05"/>
    </style:style>
    <style:style style:name="T92" style:family="text">
      <style:text-properties style:text-position="super 58%" style:font-name="Liberation Serif"/>
    </style:style>
    <style:style style:name="T93" style:family="text">
      <style:text-properties officeooo:rsid="008f7fb2"/>
    </style:style>
    <style:style style:name="T94" style:family="text">
      <style:text-properties fo:color="#242729" style:font-name="Arial1" fo:font-size="11.25pt"/>
    </style:style>
    <style:style style:name="T95" style:family="text">
      <style:text-properties fo:color="#242729" style:font-name="Consolas" fo:font-size="9.75pt" style:text-underline-style="solid" style:text-underline-width="auto" style:text-underline-color="font-color" loext:padding="0cm" loext:border="none"/>
    </style:style>
    <style:style style:name="T96" style:family="text">
      <style:text-properties officeooo:rsid="009568c6"/>
    </style:style>
    <style:style style:name="T97" style:family="text">
      <style:text-properties officeooo:rsid="00986d47"/>
    </style:style>
    <style:style style:name="T98" style:family="text">
      <style:text-properties officeooo:rsid="009a5843"/>
    </style:style>
    <style:style style:name="T99" style:family="text">
      <style:text-properties officeooo:rsid="009c2ab5"/>
    </style:style>
    <style:style style:name="T100" style:family="text">
      <style:text-properties officeooo:rsid="009d0940"/>
    </style:style>
    <style:style style:name="T101" style:family="text">
      <style:text-properties officeooo:rsid="00a0ada3"/>
    </style:style>
    <style:style style:name="T102" style:family="text">
      <style:text-properties officeooo:rsid="00a89602"/>
    </style:style>
    <style:style style:name="T103" style:family="text">
      <style:text-properties officeooo:rsid="00aa7cfb"/>
    </style:style>
    <style:style style:name="T104" style:family="text">
      <style:text-properties fo:color="#d4d4d4" style:font-name="Droid Sans Mono" fo:font-size="10.5pt" fo:background-color="#1e1e1e" loext:char-shading-value="0"/>
    </style:style>
    <style:style style:name="T105" style:family="text">
      <style:text-properties officeooo:rsid="00b92243"/>
    </style:style>
    <style:style style:name="T106" style:family="text">
      <style:text-properties officeooo:rsid="00bbe4da"/>
    </style:style>
    <style:style style:name="T107" style:family="text">
      <style:text-properties officeooo:rsid="00d7c2a7"/>
    </style:style>
    <style:style style:name="T108" style:family="text">
      <style:text-properties officeooo:rsid="00da0cc1"/>
    </style:style>
    <style:style style:name="T109" style:family="text">
      <style:text-properties officeooo:rsid="00dadfe7"/>
    </style:style>
    <style:style style:name="T110" style:family="text">
      <style:text-properties officeooo:rsid="00db6118"/>
    </style:style>
    <style:style style:name="T111" style:family="text">
      <style:text-properties officeooo:rsid="00dbaf7c"/>
    </style:style>
    <style:style style:name="T112" style:family="text">
      <style:text-properties officeooo:rsid="00ddaf8b"/>
    </style:style>
    <style:style style:name="T113" style:family="text">
      <style:text-properties officeooo:rsid="00e6231d"/>
    </style:style>
    <style:style style:name="T114" style:family="text">
      <style:text-properties officeooo:rsid="00ea1dd0"/>
    </style:style>
    <style:style style:name="T115" style:family="text">
      <style:text-properties officeooo:rsid="00ebf777"/>
    </style:style>
    <style:style style:name="T116" style:family="text">
      <style:text-properties officeooo:rsid="00ecaa1d"/>
    </style:style>
    <style:style style:name="T117" style:family="text">
      <style:text-properties officeooo:rsid="00ee11ff"/>
    </style:style>
    <style:style style:name="T118" style:family="text">
      <style:text-properties officeooo:rsid="00eed0cc"/>
    </style:style>
    <style:style style:name="T119" style:family="text">
      <style:text-properties officeooo:rsid="00efa6fa"/>
    </style:style>
    <style:style style:name="T120" style:family="text">
      <style:text-properties officeooo:rsid="00f58d16"/>
    </style:style>
    <style:style style:name="T121" style:family="text">
      <style:text-properties officeooo:rsid="00fcc3ad"/>
    </style:style>
    <style:style style:name="T122" style:family="text">
      <style:text-properties officeooo:rsid="00fd4d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4">n</text:span> fichier csv est dans le dossier TutoSqlAlch un peu mal nommé.</text:p>
      <text:p text:style-name="P15">Le lien du tu<text:span text:style-name="T55">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3">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55"/>
      <text:p text:style-name="P8"/>
      <text:p text:style-name="P145">Un autre dossier interessant est FlaskBm dans lequel il ya un exemple sur l’utilisation <text:span text:style-name="T56">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45"><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46"><text:span text:style-name="T9">p</text:span><text:span text:style-name="T6">etite astuce pour éviter des erreurs de data exemple :</text:span></text:p>
      <text:p text:style-name="P17"/>
      <text:p text:style-name="P129">#convert date to correct format to avoid error sqlite date type only accept python date objects as input </text:p>
      <text:p text:style-name="P147">dateVirement=datetime.strptime(request.form[<text:span text:style-name="T57">'dateVirement'</text:span>],<text:span text:style-name="T57">"%Y-%m-</text:span><text:span text:style-name="T58">%d</text:span><text:span text:style-name="T57">"</text:span>).date() </text:p>
      <text:p text:style-name="P17"/>
      <text:p text:style-name="P16"><text:soft-page-break/></text:p>
      <text:p text:style-name="P148"><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48"><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50"><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49"><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54"><text:span text:style-name="T21">L</text:span><text:span text:style-name="T6">e login a été implémenté avec succès sur ce dossier.</text:span></text:p>
      <text:p text:style-name="P21"/>
      <text:p text:style-name="P21"/>
      <text:p text:style-name="P151"><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51"><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52"><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52"><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30">response = requests.get(METEO_API_URL)</text:p>
      <text:p text:style-name="P153">#convertit les donnees json en dictionnaire Python</text:p>
      <text:p text:style-name="P147">content = json.loads(response.content.decode(<text:span text:style-name="T57">'utf-8'</text:span>))</text:p>
      <text:p text:style-name="P147"/>
      <text:p text:style-name="P147">data = [] <text:span text:style-name="T62"># On initialise une liste vide</text:span></text:p>
      <text:p text:style-name="P147"><text:span text:style-name="T59">for</text:span> prev <text:span text:style-name="T59">in</text:span> content[<text:span text:style-name="T57">"list"</text:span>]:</text:p>
      <text:p text:style-name="P147">datetime = prev[<text:span text:style-name="T57">'dt'</text:span>] * <text:span text:style-name="T61">1000</text:span></text:p>
      <text:p text:style-name="P147"><text:soft-page-break/>temperature = prev[<text:span text:style-name="T57">'main'</text:span>][<text:span text:style-name="T57">'temp'</text:span>] - <text:span text:style-name="T61">273.15</text:span> <text:span text:style-name="T62"># Conversion de Kelvin en °c</text:span></text:p>
      <text:p text:style-name="P147">temperature = <text:span text:style-name="T63">round</text:span>(temperature, <text:span text:style-name="T61">2</text:span>)</text:p>
      <text:p text:style-name="P147">data.append([datetime, temperature])</text:p>
      <text:p text:style-name="P147"/>
      <text:p text:style-name="P25"/>
      <text:p text:style-name="P130">#serialize data to json format against json.dumps() method will just return an encoded string.</text:p>
      <text:p text:style-name="P147"><text:span text:style-name="T59">return</text:span> jsonify({</text:p>
      <text:p text:style-name="P147"><text:span text:style-name="T57">'status'</text:span>: <text:span text:style-name="T57">'error'</text:span>,</text:p>
      <text:p text:style-name="P147"><text:span text:style-name="T57">'message'</text:span>: <text:span text:style-name="T57">'La requête à l</text:span><text:span text:style-name="T60">\'</text:span><text:span text:style-name="T57">API météo n</text:span><text:span text:style-name="T60">\'</text:span><text:span text:style-name="T57">a pas fonctionné. Voici le message renvoyé par l</text:span><text:span text:style-name="T60">\'</text:span><text:span text:style-name="T57">API : </text:span><text:span text:style-name="T58">{}</text:span><text:span text:style-name="T57">'</text:span>.format(content[<text:span text:style-name="T57">'message'</text:span>])</text:p>
      <text:p text:style-name="P147">}), <text:span text:style-name="T61">500</text:span></text:p>
      <text:p text:style-name="P25"/>
      <text:p text:style-name="P122">json.dumps convert a Python object into a json string. <text:s/></text:p>
      <text:p text:style-name="P122"/>
      <text:p text:style-name="P172"><text:span text:style-name="T44">L</text:span><text:span text:style-name="T6">ink tuto to resume it :</text:span></text:p>
      <text:p text:style-name="P172"><text:a xlink:type="simple" xlink:href="https://www.w3schools.com/python/python_json.asp" text:style-name="Internet_20_link" text:visited-style-name="Visited_20_Internet_20_Link"><text:span text:style-name="T6">https://www.w3schools.com/python/python_json.asp</text:span></text:a></text:p>
      <text:p text:style-name="P123"/>
      <text:p text:style-name="P173"><text:span text:style-name="T6">json.dump <text:s/>is little bit different of </text:span><text:span text:style-name="T44">json.dumps </text:span><text:span text:style-name="T6">even if is a variant of this method. <text:s/></text:span></text:p>
      <text:p text:style-name="P173"><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4"/>
      <text:p text:style-name="P173"><text:span text:style-name="T45">This following link explains the difference between </text:span><text:span text:style-name="T6">json.dump <text:s/></text:span><text:span text:style-name="T45">and </text:span><text:span text:style-name="T6">json.dump</text:span><text:span text:style-name="T45">s :</text:span></text:p>
      <text:p text:style-name="P124"/>
      <text:p text:style-name="P120"><text:a xlink:type="simple" xlink:href="https://www.geeksforgeeks.org/json-dump-in-python/" text:style-name="Internet_20_link" text:visited-style-name="Visited_20_Internet_20_Link">https://www.geeksforgeeks.org/json-dump-in-python/</text:a></text:p>
      <text:p text:style-name="P120"/>
      <text:p text:style-name="P120">or another example with other kind of format</text:p>
      <text:p text:style-name="P29"/>
      <text:p text:style-name="P141">driver.get(<text:span text:style-name="T58">f</text:span><text:span text:style-name="T57">"https://www.pluralsight.com/search?q=</text:span><text:span text:style-name="T58">{</text:span>search_keyword<text:span text:style-name="T58">}</text:span><text:span text:style-name="T57">&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4">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5">répertoires comme contenant des packages.</text:span><text:span text:style-name="T67">Il y a aussi les tests qui ont été effectués.</text:span></text:p>
      <text:p text:style-name="P73">The file <text:span text:style-name="T106">v</text:span>iews.py is for <text:span text:style-name="T105">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6">id=</text:span>request.args.<text:span text:style-name="T66">get(‘id’) pour récupérer le paramètre id dans l’url:</text:span></text:p>
      <text:p text:style-name="P156"><text:span text:style-name="T24">http:localhost:5000/result?firstname=mico&amp;id=3 par exemple où firstname et id sont respectivement les 1</text:span><text:span text:style-name="T47">er</text:span><text:span text:style-name="T24"> et 2ème paramètres .</text:span></text:p>
      <text:p text:style-name="P156"><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5">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39">response = urllib.request.urlopen(<text:span text:style-name="T57">"</text:span><text:a xlink:type="simple" xlink:href="http://pplapi.com/batch/" text:style-name="Internet_20_link" text:visited-style-name="Visited_20_Internet_20_Link">http://pplapi.com/batch/</text:a><text:span text:style-name="T58">{}</text:span><text:span text:style-name="T57">/sample.json"</text:span>.format(request_count))</text:p>
      <text:p text:style-name="P139"/>
      <text:p text:style-name="P140"/>
      <text:p text:style-name="P140"/>
      <text:p text:style-name="P140"/>
      <text:p text:style-name="P140"/>
      <text:p text:style-name="P140"/>
      <text:p text:style-name="P140"/>
      <text:p text:style-name="P142"/>
      <text:p text:style-name="P140"/>
      <text:p text:style-name="P140"/>
      <text:p text:style-name="P140"/>
      <text:p text:style-name="P140"/>
      <text:p text:style-name="P140"/>
      <text:p text:style-name="P140"/>
      <text:p text:style-name="P34"><text:span text:style-name="T68">Le dossier Selenium</text:span><text:span text:style-name="T69">Scrap</text:span><text:span text:style-name="T68">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0">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0">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7">suivant</text:span> <text:span text:style-name="T72">et qui se base sur l’automation de drivy </text:span><text:span text:style-name="T103">et montre aussi le fait d’éviter des clics de banner javascripts indues.</text:span></text:p>
      <text:p text:style-name="P95">Ce fichier montre également une bonne démonstration de l’usage de format f <text:span text:style-name="T110">voir notamment dans la fonction get_pages(nb,url) deans ce fichier avec 1 concaténation dans l’url tellle que page={str(i)} </text:span><text:span text:style-name="T111">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4">EC.invisibility_of_element</text:span></text:p>
      <text:p text:style-name="P66"/>
      <text:p text:style-name="P41"/>
      <text:p text:style-name="P42">Une autre <text:span text:style-name="T73">bonne implémentation de sélénium <text:s/></text:span>avec beautiful soup <text:s/><text:span text:style-name="T73">est dans le dossier personnel le</text:span>s <text:span text:style-name="T73">fichier</text:span>s <text:span text:style-name="T74">testSeleniumOnly.py et testSeleniumBS.py qui montrent l’extraction d’informations de pages dynamiques aves selenium que ne peut faire </text:span>beautiful soup <text:s/><text:span text:style-name="T81">l</text:span><text:span text:style-name="T74">imité à <text:s/>l’extraction d’informations de pages d’où la combinaison <text:s/>des 2. </text:span><text:span text:style-name="T78">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0">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6">to use file html in place of url to use selenium</text:span></text:p>
      <text:p text:style-name="P143">#when we use file in place of simple url do like this</text:p>
      <text:p text:style-name="P147">driver.get(<text:span text:style-name="T57">'file:///'</text:span> + os.getcwd() +<text:span text:style-name="T57">'/testSeleniumBS.html'</text:span>)</text:p>
      <text:p text:style-name="P43"/>
      <text:p text:style-name="P43"/>
      <text:p text:style-name="P143">Create a parse tree of page sources </text:p>
      <text:p text:style-name="P147">soup = BeautifulSoup(soup_file,<text:span text:style-name="T57">"lxml"</text:span>)</text:p>
      <text:p text:style-name="P43"/>
      <text:p text:style-name="P43">Faire driver.qui<text:span text:style-name="T75">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79">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44"># execute script to scroll down the page</text:p>
      <text:p text:style-name="P147">driver.execute_script(<text:span text:style-name="T57">"window.scrollTo(0, document.body.scrollHeight);var lenOfPage=document.body.scrollHeight;return lenOfPage;"</text:span>)</text:p>
      <text:p text:style-name="P44"/>
      <text:p text:style-name="P46">Un autre bon fichier est sel_ebay.py montrant l’extraction de data du site ebay avec sélénium</text:p>
      <text:p text:style-name="P131"/>
      <text:p text:style-name="P131"><text:soft-page-break/></text:p>
      <text:p text:style-name="P132">L<text:span text:style-name="T82">e fichier logicImmoTest contient une bonne implémentation de sélénium et BS en extrayant des données du site logicimmo </text:span><text:span text:style-name="T83">et aussi avec 1 sauvegarde des résultats dans 1 dataframe panda.</text:span></text:p>
      <text:p text:style-name="P47"/>
      <text:p text:style-name="P133"><text:span text:style-name="T83">P</text:span><text:span text:style-name="T82">ython -m pip install module si jamais le module a installer ne marche pas avec le pip classic.</text:span></text:p>
      <text:p text:style-name="P48"/>
      <text:p text:style-name="P48"/>
      <text:p text:style-name="P134"><text:span text:style-name="T82">Une bonne implémentation de BS et de word_cloud pour avoir un nuage de mots est faite à partir du fichier word_cloud.py </text:span><text:span text:style-name="T84">basé sur search on google. </text:span><text:span text:style-name="T85">Le lien du tuto est le suivant :</text:span></text:p>
      <text:p text:style-name="P49"/>
      <text:p text:style-name="P49">https://medium.com/illumination/scraping-news-and-creating-a-word-cloud-in-python-10ea312c49ba</text:p>
      <text:p text:style-name="P50"/>
      <text:p text:style-name="P137"><text:span text:style-name="T84">P</text:span><text:span text:style-name="T82">our changer une liste en string par exemple faire : text=’ ’.join(descriptions </text:span><text:span text:style-name="T86">qui est 1 liste</text:span><text:span text:style-name="T82">)</text:span></text:p>
      <text:p text:style-name="P51"><text:s/></text:p>
      <text:p text:style-name="P51"/>
      <text:p text:style-name="P135"><text:span text:style-name="T82">Une <text:s/></text:span><text:span text:style-name="T87">autre </text:span><text:span text:style-name="T82">bonne implémentation de BS <text:s/></text:span><text:span text:style-name="T87">et de sélénium est faite à partir des fichiers money.py et moneyBS.py à partir de l’url du tuto </text:span><text:span text:style-name="T88">où il faut récupérer des codes NASDAQ et des noms de compagnies pour un client</text:span><text:span text:style-name="T87"> :</text:span></text:p>
      <text:p text:style-name="P52"/>
      <text:p text:style-name="P135"><text:a xlink:type="simple" xlink:href="https://medium.com/python-in-plain-english/4-python-libraries-to-help-you-make-money-from-webscraping-57ba6d8ce56d" text:style-name="Internet_20_link" text:visited-style-name="Visited_20_Internet_20_Link"><text:span text:style-name="T87">https://medium.com/python-in-plain-english/4-python-libraries-to-help-you-make-money-from-webscraping-57ba6d8ce56d</text:span></text:a></text:p>
      <text:p text:style-name="P52"/>
      <text:p text:style-name="P52">c<text:span text:style-name="T91">et exemple montre aussi l’extraction de data d’un tableau avec un css slector</text:span></text:p>
      <text:p text:style-name="P52"/>
      <text:p text:style-name="P136"><text:span text:style-name="T82">Une <text:s/></text:span><text:span text:style-name="T87">autre </text:span><text:span text:style-name="T82">bonne implémentation de BS <text:s/></text:span><text:span text:style-name="T87">et de sélénium est faite à partir </text:span><text:span text:style-name="T89">du fichiers sel_esp.py où est bien expliquer aussi </text:span><text:span text:style-name="T90">les différents parcours de listes et l’usage de dataframe, l’url y afférente est la suivante :</text:span></text:p>
      <text:p text:style-name="P136"><text:a xlink:type="simple" xlink:href="https://medium.com/swlh/web-scraping-using-selenium-and-beautifulsoup-adfc8810240a" text:style-name="Internet_20_link" text:visited-style-name="Visited_20_Internet_20_Link"><text:span text:style-name="T90">https://medium.com/swlh/web-scraping-using-selenium-and-beautifulsoup-adfc8810240a</text:span></text:a></text:p>
      <text:p text:style-name="P53"/>
      <text:p text:style-name="P138"><text:span text:style-name="T82">l[:5] pour les 5 1</text:span><text:span text:style-name="T92">ers</text:span><text:span text:style-name="T82">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1">(to check because i think that this file is deleted) </text:span>qui met en application l’usage de la fonction pivot_table de pandas pour grouper différentes valeurs et est basé sur le tu<text:span text:style-name="T101">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6">p</text:span>er.<text:span text:style-name="T102">p</text:span>y c<text:span text:style-name="T102">o</text:span>ntient 1 bonne implémentation de sélénium avec automation <text:s/>et d’e<text:span text:style-name="T93">xt</text:span>ract de data d’amazon <text:span text:style-name="T93">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77"><text:span text:style-name="T94">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5">drop</text:span></text:span></text:a><text:span text:style-name="T94">:</text:span></text:p>
      <text:p text:style-name="P175"><text:span text:style-name="Source_20_Text"><text:span text:style-name="T51">df = df.drop('column_name', 1,</text:span></text:span><text:span text:style-name="Source_20_Text"><text:span text:style-name="T52"> </text:span></text:span><text:span text:style-name="Source_20_Text"><text:span text:style-name="T51">inplace=True)</text:span></text:span></text:p>
      <text:p text:style-name="P176"><text:span text:style-name="T48">where </text:span><text:span text:style-name="Source_20_Text"><text:span text:style-name="T49">1</text:span></text:span><text:span text:style-name="T48"> is the </text:span><text:span text:style-name="Emphasis"><text:span text:style-name="T50">axis</text:span></text:span><text:span text:style-name="T48"> number (</text:span><text:span text:style-name="Source_20_Text"><text:span text:style-name="T49">0</text:span></text:span><text:span text:style-name="T48"> for rows and </text:span><text:span text:style-name="Source_20_Text"><text:span text:style-name="T49">1</text:span></text:span><text:span text:style-name="T48">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98">I</text:span>mage.<text:span text:style-name="T98">py</text:span> <text:span text:style-name="T97">issu de (from PIL import image)</text:span></text:p>
      <text:p text:style-name="P62"/>
      <text:p text:style-name="P62"/>
      <text:p text:style-name="P63">Un fichier intéressant est covid.py qui balaie certaines notions de dataframe comme le format datetime , les aggrégations le groupby , apply ,<text:span text:style-name="T99">input,</text:span><text:span text:style-name="T100">sort_values</text:span><text:span text:style-name="T99">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1">https://towardsdatascience.com/11-examples-to-master-pandas-groupby-function-86e0de574f38</text:span></text:a></text:p>
      <text:p text:style-name="P11"/>
      <text:p text:style-name="P13"/>
      <text:p text:style-name="P11"/>
      <text:p text:style-name="P170"><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71"><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71"><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57"><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58"><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59"><text:span text:style-name="T29">L</text:span><text:span text:style-name="T6">e fichier filter.py montre l’usage de la fonction filter avec les expressions lambda à partir du tuto :</text:span></text:p>
      <text:p text:style-name="P159"><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6">filter(function,iterable)</text:p>
      <text:p text:style-name="P126"/>
      <text:p text:style-name="P126">we use often list to see filter results int output.</text:p>
      <text:p text:style-name="P71"/>
      <text:p text:style-name="P72">le fichier aliexpress.py contient l’extraction de données d’aliexpress avec selenium et BS.</text:p>
      <text:p text:style-name="P72"/>
      <text:p text:style-name="P160"><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62"><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61"><text:span text:style-name="T33">U</text:span><text:span text:style-name="T6">n lien très utile concernant les astuces de code avec pandas <text:s/>à consulter en cas de doute ou d’infos est le suivant :</text:span></text:p>
      <text:p text:style-name="P161"><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63"><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64"><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65"><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66"><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67"><text:span text:style-name="T37">P</text:span><text:span text:style-name="T6">s ce fichier pour l’instant fonctionne </text:span><text:span text:style-name="T38">sauf pour l’endpoint /mine_block ou le résultat attendu est long…</text:span></text:p>
      <text:p text:style-name="P89"/>
      <text:p text:style-name="P168"><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69"><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7">er</text:span> los rios avec utilisation de matplotlib …</text:p>
      <text:p text:style-name="P93"/>
      <text:p text:style-name="P94">Le fichier job<text:span text:style-name="T109">s</text:span>.py contient une implémentation importante mais inachevée des xpath et <text:span text:style-name="T108">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2">file.jpg</text:span>’<text:span text:style-name="T112">)}}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0">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1">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3">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Très bon lien pour tuto sur rendre en fichiers plats des files json :</text:p>
      <text:p text:style-name="P104"/>
      <text:p text:style-name="P104"><text:soft-page-break/><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pan text:style-name="T114">j</text:span>son_normalize<text:span text:style-name="T116">() function</text:span> <text:span text:style-name="T114">only accepts a dict or a list of dicts.</text:span></text:p>
      <text:p text:style-name="P106"/>
      <text:p text:style-name="P108"><text:span text:style-name="T114">j</text:span>son_normalize<text:span text:style-name="T116">() <text:s/></text:span><text:span text:style-name="T117">convert all keys of a dictionnary into columns and all values <text:s/>of a dictionnary into <text:s/>rows on dataframe.</text:span></text:p>
      <text:p text:style-name="P106"/>
      <text:p text:style-name="P109">To flatten a local file json on a pandas dataframe , use<text:span text:style-name="T119">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5">(data)</text:span></text:p>
      <text:p text:style-name="P116">NB : when using expression <text:span text:style-name="T115"><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18">(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20">Les données choisies sont celles issues des t2.</text:span></text:p>
      <text:p text:style-name="P117"/>
      <text:p text:style-name="P118">Le dossier FlaskVileneuv contient une implémenation avec récupération des data de vileneuve st georges concernant les T2 dans la ville ainsi <text:s/>qu’1 envoi de cette appli avec CRUD dans heroku.</text:p>
      <text:p text:style-name="P118"/>
      <text:p text:style-name="P118"/>
      <text:p text:style-name="P119">Le dossier weathermap contient la mise en place à partir du lien du tuto ci dessous de l’api openweathermap et de la la récupération des résultats renvoyés à partir de json.</text:p>
      <text:p text:style-name="P119"/>
      <text:p text:style-name="P119">https://medium.com/free-code-camp/how-to-build-a-web-app-using-pythons-flask-and-google-app-engine-52b1bb82b221</text:p>
      <text:p text:style-name="P119"/>
      <text:p text:style-name="P119"><text:s/><text:span text:style-name="T121">test api json example </text:span><text:span text:style-name="T122">with tesfile alphavantage.py</text:span></text:p>
      <text:p text:style-name="P119"><text:a xlink:type="simple" xlink:href="https://www.alphavantage.co/" text:style-name="Internet_20_link" text:visited-style-name="Visited_20_Internet_20_Link">https://www.alphavantage.co/</text:a></text:p>
      <text:p text:style-name="P125">An other good example of use of api json with differents methods to extract datas like requests.get(url) or json.dump is finalspace.py</text:p>
      <text:p text:style-name="P125"/>
      <text:p text:style-name="P125"/>
      <text:p text:style-name="P121"/>
      <text:p text:style-name="P121"/>
      <text:p text:style-name="P121"/>
      <text:p text:style-name="P127"><text:soft-page-break/></text:p>
      <text:p text:style-name="P127"/>
      <text:p text:style-name="P128">Un exemple de nettoyage de dataset avec une fonction panda nommée pipe est donnée à partir du tuto</text:p>
      <text:p text:style-name="P128"><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8"/>
      <text:p text:style-name="P128">et est exécuté dans le fichier clean_dataset_with_pipe.ipynb.</text:p>
      <text:p text:style-name="P128"/>
      <text:p text:style-name="P178">Ce fichier contient aussi extraction de data de pdf avec python comme dans le tuto suivant :</text:p>
      <text:p text:style-name="P178"/>
      <text:p text:style-name="P174"><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78"/>
      <text:p text:style-name="P179"><text:span text:style-name="T6">To understand linear regression you can follow this tutos :</text:span></text:p>
      <text:p text:style-name="P179"><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79"><text:span text:style-name="T6"/></text:p>
      <text:p text:style-name="P179"><text:span text:style-name="T6">my training set for thos is envo_jouhaux_machinelearning.ipynb</text:span></text:p>
      <text:p text:style-name="P121"/>
      <text:p text:style-name="P113"/>
      <text:p text:style-name="P110"/>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8-07T00:16:32.055865707</dc:date>
    <meta:editing-duration>P90DT22H29M16S</meta:editing-duration>
    <meta:editing-cycles>137</meta:editing-cycles>
    <meta:document-statistic meta:table-count="0" meta:image-count="0" meta:object-count="0" meta:page-count="11" meta:paragraph-count="231" meta:word-count="3086" meta:character-count="22683" meta:non-whitespace-character-count="19738"/>
  </office:meta>
</office:document-meta>
</file>